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fo:font-weight="bold" officeooo:paragraph-rsid="0016aed2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paragraph-rsid="0016aed2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256c66" officeooo:paragraph-rsid="001b97f4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paragraph-rsid="001817ac"/>
    </style:style>
    <style:style style:name="P5" style:family="paragraph" style:parent-style-name="Text_20_body">
      <style:text-properties officeooo:rsid="001ed693" officeooo:paragraph-rsid="001ed693"/>
    </style:style>
    <style:style style:name="P6" style:family="paragraph" style:parent-style-name="Standard">
      <style:text-properties officeooo:rsid="0015fc4c" officeooo:paragraph-rsid="0016aed2"/>
    </style:style>
    <style:style style:name="P7" style:family="paragraph" style:parent-style-name="Standard">
      <style:text-properties fo:font-weight="bold" officeooo:rsid="0015fc4c" officeooo:paragraph-rsid="0016aed2" style:font-weight-asian="bold" style:font-weight-complex="bold"/>
    </style:style>
    <style:style style:name="P8" style:family="paragraph" style:parent-style-name="Standard">
      <style:text-properties fo:font-style="italic" fo:font-weight="normal" officeooo:rsid="00170b50" officeooo:paragraph-rsid="0016aed2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officeooo:paragraph-rsid="002d355c"/>
    </style:style>
    <style:style style:name="P10" style:family="paragraph" style:parent-style-name="Text_20_body" style:list-style-name="L1">
      <style:text-properties fo:font-style="normal" officeooo:rsid="002826e7" officeooo:paragraph-rsid="002826e7" style:font-style-asian="normal" style:font-style-complex="normal"/>
    </style:style>
    <style:style style:name="P11" style:family="paragraph" style:parent-style-name="Text_20_body" style:list-style-name="L1">
      <style:text-properties fo:font-style="normal" officeooo:paragraph-rsid="002d4bdb" style:font-style-asian="normal" style:font-style-complex="normal"/>
    </style:style>
    <style:style style:name="P12" style:family="paragraph" style:parent-style-name="Text_20_body" style:list-style-name="L1">
      <style:text-properties officeooo:paragraph-rsid="002d4bdb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ed693"/>
    </style:style>
    <style:style style:name="T4" style:family="text">
      <style:text-properties style:text-underline-style="none" officeooo:rsid="002d4bdb"/>
    </style:style>
    <style:style style:name="T5" style:family="text">
      <style:text-properties officeooo:rsid="001ed693"/>
    </style:style>
    <style:style style:name="T6" style:family="text">
      <style:text-properties officeooo:rsid="00200c7f"/>
    </style:style>
    <style:style style:name="T7" style:family="text">
      <style:text-properties officeooo:rsid="00243dc1"/>
    </style:style>
    <style:style style:name="T8" style:family="text">
      <style:text-properties officeooo:rsid="00256c66"/>
    </style:style>
    <style:style style:name="T9" style:family="text">
      <style:text-properties fo:font-style="italic" officeooo:rsid="00256c66" style:font-style-asian="italic" style:font-style-complex="italic"/>
    </style:style>
    <style:style style:name="T10" style:family="text">
      <style:text-properties fo:font-style="italic" officeooo:rsid="002d4bdb" style:font-style-asian="italic" style:font-style-complex="italic"/>
    </style:style>
    <style:style style:name="T11" style:family="text">
      <style:text-properties officeooo:rsid="0026452a"/>
    </style:style>
    <style:style style:name="T12" style:family="text">
      <style:text-properties officeooo:rsid="002826e7"/>
    </style:style>
    <style:style style:name="T13" style:family="text">
      <style:text-properties officeooo:rsid="002a8c9f"/>
    </style:style>
    <style:style style:name="T14" style:family="text">
      <style:text-properties officeooo:rsid="002b1e1a"/>
    </style:style>
    <style:style style:name="T15" style:family="text">
      <style:text-properties officeooo:rsid="002b8fe7"/>
    </style:style>
    <style:style style:name="T16" style:family="text">
      <style:text-properties officeooo:rsid="002d4b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5">Gestione Pagamenti – <text:span text:style-name="T7"><text:s/></text:span><text:span text:style-name="T8"><text:s/>Promemoria </text:span><text:span text:style-name="T15">pagamenti</text:span></text:p>
          </table:table-cell>
        </table:table-row>
        <table:table-row table:style-name="Tabella9.2">
          <table:table-cell table:style-name="Tabella9.A2" office:value-type="string">
            <text:p text:style-name="P1">Istanza degli <text:span text:style-name="T1">utenti</text:span> partecipanti</text:p>
          </table:table-cell>
          <table:table-cell table:style-name="Tabella9.B2" office:value-type="string">
            <text:p text:style-name="P5">Paolo Rossi : Diret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7421520" text:style-name="L1">
              <text:list-item>
                <text:p text:style-name="P12"><text:span text:style-name="T8">Paolo deve comunicare ai genitori che il termine per saldare la retta mensile sta per scadere</text:span><text:span text:style-name="T7"> </text:span><text:span text:style-name="T16">quindi accede al sistema inserendo id e password.</text:span></text:p>
              </text:list-item>
              <text:list-item>
                <text:p text:style-name="P12"><text:span text:style-name="T16">Paolo accede all'area per visualizzare i clienti che ancora devono pagare.</text:span></text:p>
              </text:list-item>
              <text:list-item>
                <text:p text:style-name="P12"><text:span text:style-name="T11">Il sistema carica la pagina richiesta da Paolo.</text:span></text:p>
              </text:list-item>
              <text:list-item>
                <text:p text:style-name="P12"><text:span text:style-name="T11"><text:s/></text:span><text:span text:style-name="T8">Paolo visualizza tutti gli iscritti che non hanno ancora effettuato il versamento della retta.</text:span></text:p>
              </text:list-item>
              <text:list-item>
                <text:p text:style-name="P12"><text:span text:style-name="T5"><text:s/>Paolo </text:span><text:span text:style-name="T16">accede</text:span><text:span text:style-name="T5"> </text:span><text:span text:style-name="T16">al</text:span><text:span text:style-name="T5">la funzione <text:s/></text:span><text:span text:style-name="T14">di</text:span><text:span text:style-name="T5"> </text:span><text:span text:style-name="T14">a</text:span><text:span text:style-name="T8">vviso via Mail</text:span><text:span text:style-name="T5"> </text:span><text:span text:style-name="T3"><text:s/></text:span><text:span text:style-name="T4">n</text:span><text:span text:style-name="T3">el pannello dedicato alla gestione dei pagamenti.</text:span></text:p>
              </text:list-item>
              <text:list-item>
                <text:p text:style-name="P11"><text:span text:style-name="T16">Paolo seleziona i genitori che devono ricevere le e-mail ed invia la comunicazione.</text:span></text:p>
              </text:list-item>
              <text:list-item>
                <text:p text:style-name="P10"><text:s text:c="2"/>Il sistema invia la mail agli utenti selezionati.</text:p>
              </text:list-item>
              <text:list-item>
                <text:p text:style-name="P10">12.Paolo effettua il logout dal sistema.</text:p>
              </text:list-item>
            </text:list>
          </table:table-cell>
        </table:table-row>
        <table:table-row table:style-name="Tabella9.3">
          <table:table-cell table:style-name="Tabella9.A2" office:value-type="string">
            <text:p text:style-name="P1"/>
          </table:table-cell>
          <table:table-cell table:style-name="Tabella9.B2" office:value-type="string">
            <text:p text:style-name="P4"/>
          </table:table-cell>
        </table:table-row>
      </table:table>
      <text:p text:style-name="P3"/>
      <text:p text:style-name="P2"/>
      <text:p text:style-name="P6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0:24:36.78</meta:creation-date>
    <dc:date>2012-10-24T17:34:53.11</dc:date>
    <meta:editing-duration>PT28M55S</meta:editing-duration>
    <meta:editing-cycles>15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3" meta:word-count="124" meta:character-count="778" meta:non-whitespace-character-count="665"/>
  </office:meta>
</office:document-meta>
</file>